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/>
      <text:p># Deep Reinforcement Learning for Street Fighter II using PPO</text:p>
      <text:p>A Proximal Policy Optimization Agent with Glass-Box Interpretability Framework</text:p>
      <text:p/>
      <text:p>## 🔥 Project Overview</text:p>
      <text:p>This project implements a Deep Reinforcement Learning agent using Proximal Policy Optimization (PPO) to play Street Fighter II: Special Champion Edition. It includes a custom Gym Retro environment, preprocessing pipeline, reward shaping, hyperparameter optimization, and an interpretability framework.</text:p>
      <text:p/>
      <text:p>## 🎮 Key Features</text:p>
      <text:p>- Custom Gym Retro environment for Street Fighter II  </text:p>
      <text:p>- Grayscale and 84×84 frame preprocessing  </text:p>
      <text:p>- 4-frame stacking  </text:p>
      <text:p>- Reward shaping based on score differential  </text:p>
      <text:p>- PPO training pipeline  </text:p>
      <text:p>- Hyperparameter optimization (Optuna)  </text:p>
      <text:p>- Interpretability framework (action frequency, reward curves, loss curves)</text:p>
      <text:p/>
      <text:p>## 📂 Repository Structure</text:p>
      <text:p>```</text:p>
      <text:p>📦 reinforcement-learning-streetfighter</text:p>
      <text:p>│</text:p>
      <text:p>├── 📁 src</text:p>
      <text:p>│   ├── environment.py</text:p>
      <text:p>│   ├── preprocessing.py</text:p>
      <text:p>│   ├── ppo_agent.py</text:p>
      <text:p>│   ├── train.py</text:p>
      <text:p>│   ├── evaluate.py</text:p>
      <text:p>│   ├── interpretability.py</text:p>
      <text:p>│</text:p>
      <text:p>├── 📁 results</text:p>
      <text:p>├── 📁 models</text:p>
      <text:p>├── 📁 hyperopt</text:p>
      <text:p>├── requirements.txt</text:p>
      <text:p>├── README.md</text:p>
      <text:p>└── LICENSE</text:p>
      <text:p>```</text:p>
      <text:p/>
      <text:p>## 💻 Installation</text:p>
      <text:p>```</text:p>
      <text:p>pip install -r requirements.txt</text:p>
      <text:p>```</text:p>
      <text:p/>
      <text:p>## ▶️ Training the Agent</text:p>
      <text:p>```</text:p>
      <text:p>python train.py</text:p>
      <text:p>```</text:p>
      <text:p/>
      <text:p>## ▶️ Evaluating the Agent</text:p>
      <text:p>```</text:p>
      <text:p>python evaluate.py --model models/ppo_final.zip</text:p>
      <text:p>```</text:p>
      <text:p/>
      <text:p>## 🪟 Interpretability Reports</text:p>
      <text:p>```</text:p>
      <text:p>python interpretability.py</text:p>
      <text:p>```</text:p>
      <text:p/>
      <text:p>## 📈 Future Work</text:p>
      <text:p>- LSTM-based PPO  </text:p>
      <text:p>- Self-play  </text:p>
      <text:p>- Grad-CAM  </text:p>
      <text:p>- Curriculum learning  </text:p>
      <text:p/>
      <text:p>## 📜 Reference</text:p>
      <text:p>Based on your research work.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